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AddressingInInterceptor.WsAddressingInInterceptor( WsAddressingPolicy 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AddressingInInterceptor.getUnderstood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AddressingInInterceptor.handle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sAddressingInIntercepto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